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erenceChangeTracker.getMappedUUID( UUID oldU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ChangeTrack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erenceChangeTracker.processedReference( Object refPr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ChangeTracker.getProcessed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ChangeTracker.ReferenceChangeTrac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ferenceChangeTracker.mappedUUID( UUID oldUUID , UUID newU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